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4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9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4" calcext:value-type="float">
            <text:p>16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4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5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63]+25" office:value-type="float" office:value="181" calcext:value-type="float">
            <text:p>1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70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9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0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0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1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1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1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20:51:42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23T15:24:36.553000000</dc:date>
    <meta:editing-duration>P46DT13H6M50S</meta:editing-duration>
    <meta:editing-cycles>1125</meta:editing-cycles>
    <meta:generator>LibreOffice/5.2.6.2$Windows_x86 LibreOffice_project/a3100ed2409ebf1c212f5048fbe377c281438fdc</meta:generator>
    <dc:creator>James Petts</dc:creator>
    <meta:document-statistic meta:table-count="3" meta:cell-count="3765" meta:object-count="0"/>
  </office:meta>
</office:document-meta>
</file>